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Georgia" svg:font-family="Georgia"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4f114" officeooo:paragraph-rsid="0004f114"/>
    </style:style>
    <style:style style:name="P2" style:family="paragraph" style:parent-style-name="Standard">
      <style:text-properties officeooo:rsid="0010561b" officeooo:paragraph-rsid="00114c1a"/>
    </style:style>
    <style:style style:name="P3" style:family="paragraph" style:parent-style-name="Standard">
      <style:text-properties officeooo:paragraph-rsid="000af9c1"/>
    </style:style>
    <style:style style:name="P4" style:family="paragraph" style:parent-style-name="Standard">
      <style:text-properties officeooo:rsid="00114c1a" officeooo:paragraph-rsid="00114c1a"/>
    </style:style>
    <style:style style:name="P5" style:family="paragraph" style:parent-style-name="Standard">
      <style:text-properties officeooo:paragraph-rsid="00114c1a"/>
    </style:style>
    <style:style style:name="P6" style:family="paragraph" style:parent-style-name="Title">
      <style:text-properties officeooo:paragraph-rsid="000e29f7"/>
    </style:style>
    <style:style style:name="P7" style:family="paragraph" style:parent-style-name="Standard">
      <style:text-properties officeooo:rsid="0010561b" officeooo:paragraph-rsid="00062b94"/>
    </style:style>
    <style:style style:name="P8" style:family="paragraph" style:parent-style-name="Standard" style:list-style-name="L1">
      <style:text-properties officeooo:rsid="0010561b" officeooo:paragraph-rsid="00114c1a"/>
    </style:style>
    <style:style style:name="P9" style:family="paragraph" style:parent-style-name="Standard" style:list-style-name="L2">
      <style:text-properties officeooo:rsid="0010561b" officeooo:paragraph-rsid="00114c1a"/>
    </style:style>
    <style:style style:name="P10" style:family="paragraph" style:parent-style-name="Standard" style:list-style-name="L3">
      <style:text-properties officeooo:rsid="0010561b" officeooo:paragraph-rsid="00114c1a"/>
    </style:style>
    <style:style style:name="P11" style:family="paragraph" style:parent-style-name="Standard" style:list-style-name="L4">
      <style:text-properties officeooo:rsid="0010561b" officeooo:paragraph-rsid="00114c1a"/>
    </style:style>
    <style:style style:name="P12" style:family="paragraph" style:parent-style-name="Standard" style:list-style-name="L5">
      <style:text-properties officeooo:rsid="0010561b" officeooo:paragraph-rsid="00114c1a"/>
    </style:style>
    <style:style style:name="P13" style:family="paragraph" style:parent-style-name="Standard" style:list-style-name="L6">
      <style:text-properties officeooo:rsid="0010561b" officeooo:paragraph-rsid="00114c1a"/>
    </style:style>
    <style:style style:name="P14" style:family="paragraph" style:parent-style-name="Standard">
      <style:text-properties officeooo:rsid="0010561b" officeooo:paragraph-rsid="00114c1a"/>
    </style:style>
    <style:style style:name="P15" style:family="paragraph" style:parent-style-name="Standard">
      <style:text-properties officeooo:rsid="0018b09f" officeooo:paragraph-rsid="0018b09f" fo:background-color="#ccff00"/>
    </style:style>
    <style:style style:name="P16" style:family="paragraph" style:parent-style-name="Heading_20_1">
      <style:text-properties officeooo:paragraph-rsid="0018b09f"/>
    </style:style>
    <style:style style:name="P17" style:family="paragraph" style:parent-style-name="Text_20_body">
      <style:text-properties officeooo:paragraph-rsid="0017871c" fo:background-color="#ccff00"/>
    </style:style>
    <style:style style:name="P18" style:family="paragraph" style:parent-style-name="Text_20_body">
      <style:text-properties officeooo:rsid="0017871c" officeooo:paragraph-rsid="0017871c" fo:background-color="#ccff00"/>
    </style:style>
    <style:style style:name="P19" style:family="paragraph" style:parent-style-name="Text_20_body">
      <style:text-properties officeooo:rsid="0018b09f" officeooo:paragraph-rsid="0018b09f" fo:background-color="#ccff00"/>
    </style:style>
    <style:style style:name="T1" style:family="text">
      <style:text-properties fo:font-weight="bold" style:font-weight-asian="bold" style:font-weight-complex="bold"/>
    </style:style>
    <style:style style:name="T2" style:family="text">
      <style:text-properties officeooo:rsid="0010561b"/>
    </style:style>
    <style:style style:name="T3" style:family="text">
      <style:text-properties officeooo:rsid="00140e6d"/>
    </style:style>
    <style:style style:name="T4" style:family="text">
      <style:text-properties officeooo:rsid="002129d5"/>
    </style:style>
    <style:style style:name="T5" style:family="text">
      <style:text-properties officeooo:rsid="0014b3ab"/>
    </style:style>
    <style:style style:name="T6" style:family="text">
      <style:text-properties officeooo:rsid="00098f54"/>
    </style:style>
    <style:style style:name="T7" style:family="text">
      <style:text-properties officeooo:rsid="0017871c"/>
    </style:style>
    <style:style style:name="T8" style:family="text">
      <style:text-properties officeooo:rsid="0018b09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pécifications Techniques des Besoins et des Exigences</text:p>
      <text:p text:style-name="P1"/>
      <text:p text:style-name="P1"/>
      <text:p text:style-name="P1"><text:span text:style-name="T1">Intitulé du projet :</text:span> construction d'une plate-forme de test répartie LDAP</text:p>
      <text:p text:style-name="P1"><text:span text:style-name="T1">Responsable technique :</text:span> Emmanuel Lécharny</text:p>
      <text:p text:style-name="P1"><text:span text:style-name="T1">Réalisation :</text:span> Thibaut Fleury, Sabri Labassi, Antoine Lavaire</text:p>
      <text:p text:style-name="P1"/>
      <text:h text:style-name="Heading_20_1" text:outline-level="1">Reformulation de la demande</text:h>
      <text:h text:style-name="Heading_20_2" text:outline-level="2">Pourquoi ?</text:h>
      <text:p text:style-name="P7">L'un des problèmes que nous rencontrons est de pouvoir lancer un test de charge configurable en disposant de suffisamment d'injecteurs. L'utilisation de serveurs pour jouer le rôle de clients est problématique, principalement pour des raisons de coût (il peut être nécessaire de disposer de plusieurs dizaines de serveurs d'injection, par exemple). Une des solutions à ce problème serait d'utiliser des injecteurs peu coûteux, comme des Raspberry Pi.</text:p>
      <text:p text:style-name="P3"/>
      <text:h text:style-name="Heading_20_2" text:outline-level="2">Comment ?</text:h>
      <text:p text:style-name="P2">L'idée est de valider la faisabilité technique de cette approche, qui présente néanmoins de nombreux points technique<text:span text:style-name="T6">s</text:span> qui méritent d'être approfondis :</text:p>
      <text:list xml:id="list7836490804685649012" text:style-name="L1">
        <text:list-item>
          <text:p text:style-name="P8">CPU limité sur les injecteurs.</text:p>
        </text:list-item>
      </text:list>
      <text:list xml:id="list4925891619049297337" text:style-name="L2">
        <text:list-item>
          <text:p text:style-name="P9">capacité à lancer N injecteurs de façon synchrone.</text:p>
        </text:list-item>
      </text:list>
      <text:list xml:id="list3634401657588435497" text:style-name="L3">
        <text:list-item>
          <text:p text:style-name="P10">capacité à diriger les injecteurs à distance.</text:p>
        </text:list-item>
      </text:list>
      <text:list xml:id="list8939520581029339574" text:style-name="L4">
        <text:list-item>
          <text:p text:style-name="P11">capacité à récupérer les données produites et à les agréger en un tableau synthétique.</text:p>
        </text:list-item>
      </text:list>
      <text:p text:style-name="P2"/>
      <text:p text:style-name="P2">Globalement, un scénario de test doit comprendre les étapes suivantes :</text:p>
      <text:list xml:id="list3770757526920995666" text:style-name="L5">
        <text:list-item>
          <text:p text:style-name="P12"><text:span text:style-name="T3">l</text:span>ancement de 1 à N injecteurs.</text:p>
        </text:list-item>
        <text:list-item>
          <text:p text:style-name="P12">"chauffage" du serveur pendant un temps déterminé avec N injecteurs.</text:p>
        </text:list-item>
        <text:list-item>
          <text:p text:style-name="P12">démarrage du test proprement dit avec N injecteurs.</text:p>
        </text:list-item>
        <text:list-item>
          <text:p text:style-name="P12">agrégation des résultats en un tableau synthétique.</text:p>
        </text:list-item>
      </text:list>
      <text:p text:style-name="P2"/>
      <text:p text:style-name="P2">Un des besoins complémentaire<text:span text:style-name="T4">s</text:span> serait de pouvoir mesurer l'impact d'une montée en charge progressive (ie, impact de l'ajout de M injecteurs et détection du nombre d'injecteurs idéal pour un test donné). L'intérêt et de mesurer le point à partir duquel le serveur n'est plus en mesure d'offrir un service optimal.</text:p>
      <text:p text:style-name="P5"/>
      <text:p text:style-name="P2">Le <text:span text:style-name="T5">protocole</text:span> à tester est LDAP. <text:span text:style-name="T4">C</text:span>ela n'implique aucunement que l'outil de test soit limité à LDAP mais cela correspond à un besoin actuel. Il doit être possible d'utiliser le système pour monter des tests de charge HTTP ou n'importe quel <text:span text:style-name="T5">protocole.</text:span> Un des problèmes des tests de charge LDAP est la lourdeur du processing des requêtes et des réponses LDAP : cela nécessite l'encodage et le décodage des requêtes en binaire, ce qui est très coûteux en CPU. Un<text:span text:style-name="T5">e</text:span> idée serait de <text:span text:style-name="T5">pré-calculer</text:span> le binaire à envoyer et le binaire reçu, pour éviter cette charge de travail sur l'injecteur. On ferait tourner un test à blanc dont l'objectif serait de générer toutes les requêtes binaires, pour les envoyer dans un second temps directement.</text:p>
      <text:p text:style-name="P2"><text:soft-page-break/></text:p>
      <text:p text:style-name="P2">Le test serait donc effectué en deux temps :</text:p>
      <text:list xml:id="list1539067028993614591" text:style-name="L6">
        <text:list-item>
          <text:p text:style-name="P13">une phase de préparation et d'enregistrement.</text:p>
        </text:list-item>
        <text:list-item>
          <text:p text:style-name="P13">une phase d'exécution.</text:p>
        </text:list-item>
      </text:list>
      <text:p text:style-name="P2"/>
      <text:p text:style-name="P2">Dans tous les cas de figure, les tests doivent pouvoir être envoyés aux injecteurs sans avoir à les installer sur N machines, c'est à dire qu'il faut prévoir un mécanisme de transport de ceux ci sous la forme de packages dynamiquement exécutables.</text:p>
      <text:p text:style-name="P2">Dernier point : une interface d'administration graphique doit être disponible pour lancer les tests et afficher les résultat. Cette interface peut être une application web.</text:p>
      <text:p text:style-name="P2"/>
      <text:p text:style-name="P2">Tout outil jugé utile dans la mesure où cela permet de répondre au besoin peut être utilisé, à la condition expresse que la licence soit compatible AL 2.0 (Apache Licence 2.0).</text:p>
      <text:p text:style-name="P2">Dernier point : se rappeler que la cible est un injecteur qui ne dispose ni de beaucoup de mémoire, ni de beaucoup de CPU…</text:p>
      <text:p text:style-name="P3"/>
      <text:h text:style-name="Heading_20_2" text:outline-level="2"><text:span text:style-name="T2">Quand</text:span> ?</text:h>
      <text:p text:style-name="P4">Le projet doit être fini fin janvier.</text:p>
      <text:p text:style-name="Standard"/>
      <text:h text:style-name="Heading_20_1" text:outline-level="1">Analyse du problème</text:h>
      <text:h text:style-name="Heading_20_2" text:outline-level="2">Business model</text:h>
      <text:p text:style-name="P18"><text:span text:style-name="T8">M</text:span>odéliser le procédé de résolution à informatiser en tant que système (diagramme de composant UML, actigramme SADT).</text:p>
      <text:h text:style-name="Heading_20_2" text:outline-level="2">Business use case</text:h>
      <text:p text:style-name="P18"><text:span text:style-name="T8">N</text:span>omenclature des utilisateurs potentiels et la définition fonctionnelles des services qu'ils utilisent pour metre en oeuvre le procédé.</text:p>
      <text:h text:style-name="Heading_20_2" text:outline-level="2">Contraintes techniques</text:h>
      <text:p text:style-name="P17"><text:span text:style-name="T8">Les choix techniques à priori du donneur d'ordre implicite (legacy system) ou explicite (choix de fournisseur, de ligne technique).</text:span></text:p>
      <text:h text:style-name="Heading_20_1" text:outline-level="1">Conception de la solution fonctionnelle</text:h>
      <text:h text:style-name="Heading_20_2" text:outline-level="2">Modèle de l'applicatif</text:h>
      <text:p text:style-name="P19">Décrit l’applicatif en terme d’un ensemble d’application, il définit les relations qu’elles entretiennent les unes avec les autres (Workflow?), l’ensemble des objets persistants qui leur sont propres ou qu’elles partagent. Il fixe les limites de l’automatisation en relation avec la partie précédente en décrivant les articulations entre les applications et les procédures de gestion.</text:p>
      <text:h text:style-name="Heading_20_2" text:outline-level="2">Use case applicatif</text:h>
      <text:p text:style-name="P19">Ce ou ces chapitres (un par application déterminée au chapitre précédent) décrivent précisément les services rendus aux utilisateurs par les différentes applications. Ils sont corrélés aux business case décrits dans la partie précédente. On utilise de façon préférentielle le formalisme d’UML. Ils confortent la description des objets persistants du chapitre précédent et précisent leur transition <text:soft-page-break/>d’état. Ils représentent la première version des brochures d’utilisation de l’applicatif.</text:p>
      <text:h text:style-name="Heading_20_2" text:outline-level="2">Contraintes legacy</text:h>
      <text:p text:style-name="P19">Ce chapitre dégage des chapitres précédents la définitions des actions à menées pour intégrer l’applicatif à la situation actuelle du procédé de résolution (l’organisation demanderesse). En général cette définition couvre trois aspects :</text:p>
      <text:p text:style-name="P19">1. L’initialisation de l’applicatif au moment de la mise en exploitation (procédure de déploiement, définition de l’état initial des données persistantes).</text:p>
      <text:p text:style-name="P19">2. Adaptation des applications existantes au nouvel applicatif (modification des données utilisées et produites, adaptation des interface à la charte ergonomique du nouvel applicatif, etc.).</text:p>
      <text:p text:style-name="P19">3. Modification des règles et procédures de gestion impliquées par le nouvel applicatif.</text:p>
      <text:h text:style-name="Heading_20_2" text:outline-level="2">Contraintes opérationnelles</text:h>
      <text:p text:style-name="P15">Ce chapitre décline les contraintes que l’applicatif devra prendre en compte, elles sont de natures :</text:p>
      <text:p text:style-name="P15">1. On revisite les contraintes retenues dans les chapitre précédents aux vues des choix effectués.</text:p>
      <text:p text:style-name="P15">2. On analyse les dimensions du déploiement : nombre de postes, nombre d’objets persistants, nombre d’opérations, d’interactions, etc.</text:p>
      <text:p text:style-name="P15">3. On étudie les contraintes matérielles du déploiement : chronologie des mises en routes, adaptation des lieux de travail, recrutement, reconversion de personnels, etc.</text:p>
      <text:h text:style-name="P16" text:outline-level="1">Analyse des risques</text:h>
      <text:h text:style-name="Heading_20_2" text:outline-level="2">Technique</text:h>
      <text:h text:style-name="Heading_20_3" text:outline-level="3">Capacité</text:h>
      <text:h text:style-name="Heading_20_3" text:outline-level="3">Performance</text:h>
      <text:h text:style-name="Heading_20_2" text:outline-level="2">Fonctionnel</text:h>
      <text:h text:style-name="Heading_20_3" text:outline-level="3">Correct</text:h>
      <text:h text:style-name="Heading_20_3" text:outline-level="3">Complet</text:h>
      <text:h text:style-name="Heading_20_2" text:outline-level="2">Organisationnel</text:h>
      <text:h text:style-name="Heading_20_3" text:outline-level="3">Ergonomique</text:h>
      <text:h text:style-name="Heading_20_3" text:outline-level="3">Acculturel</text:h>
      <text:p text:style-name="Standard"/>
      <text:h text:style-name="Heading_20_1" text:outline-level="1">Plan d'action</text:h>
      <text:h text:style-name="Heading_20_2" text:outline-level="2">WBS</text:h>
      <text:h text:style-name="Heading_20_2" text:outline-level="2">PERT</text:h>
      <text:h text:style-name="Heading_20_2" text:outline-level="2">GANTT</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Georgia" svg:font-family="Georgia"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Default" style:family="paragraph" style:default-outline-level="">
      <style:paragraph-properties fo:text-align="start" style:justify-single-word="false"/>
      <style:text-properties fo:color="#000000" style:font-name="Georgia" fo:font-family="Georgia" style:font-family-generic="roman" fo:font-size="12pt"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0T19:14:00</meta:creation-date>
    <meta:editing-duration>PT6H23M49S</meta:editing-duration>
    <meta:editing-cycles>16</meta:editing-cycles>
    <meta:generator>LibreOffice/4.2.6.3$Windows_x86 LibreOffice_project/3fd416d4c6db7d3204c17ce57a1d70f6e531ee21</meta:generator>
    <dc:date>2014-11-18T19:07:48.162000000</dc:date>
    <dc:title>Structure du système d’information de gestion du TAPS</dc:title>
    <meta:initial-creator>gil</meta:initial-creator>
    <meta:document-statistic meta:table-count="0" meta:image-count="0" meta:object-count="0" meta:page-count="3" meta:paragraph-count="65" meta:word-count="918" meta:character-count="6036" meta:non-whitespace-character-count="5193"/>
    <meta:user-defined meta:name="Info 1"/>
    <meta:user-defined meta:name="Info 2"/>
    <meta:user-defined meta:name="Info 3"/>
    <meta:user-defined meta:name="Info 4"/>
  </office:meta>
</office:document-meta>
</file>